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background-color="#ff3333"/>
    </style:style>
    <style:style style:name="ce3" style:family="table-cell" style:parent-style-name="Default" style:data-style-name="N11">
      <style:table-cell-properties fo:background-color="#ff6666"/>
    </style:style>
    <style:style style:name="ce4" style:family="table-cell" style:parent-style-name="Default" style:data-style-name="N11">
      <style:table-cell-properties fo:background-color="#00ccff"/>
    </style:style>
  </office:automatic-styles>
  <office:body>
    <office:spreadsheet>
      <table:table table:name="al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reverberated validation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275" calcext:value-type="percentage">
            <text:p>52.75%</text:p>
          </table:table-cell>
          <table:table-cell office:value-type="percentage" office:value="0.5425" calcext:value-type="percentage">
            <text:p>54.25%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864" calcext:value-type="percentage">
            <text:p>68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475" calcext:value-type="percentage">
            <text:p>54.7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705966666667" calcext:value-type="percentage">
            <text:p>7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483" calcext:value-type="percentage">
            <text:p>54.83%</text:p>
          </table:table-cell>
          <table:table-cell office:value-type="percentage" office:value="0.595" calcext:value-type="percentage">
            <text:p>59.5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710833333333" calcext:value-type="percentage">
            <text:p>7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867" calcext:value-type="percentage">
            <text:p>58.67%</text:p>
          </table:table-cell>
          <table:table-cell office:value-type="percentage" office:value="0.6292" calcext:value-type="percentage">
            <text:p>62.9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633" calcext:value-type="percentage">
            <text:p>86.33%</text:p>
          </table:table-cell>
          <table:table-cell office:value-type="percentage" office:value="0.73515" calcext:value-type="percentage">
            <text:p>73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858" calcext:value-type="percentage">
            <text:p>58.58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739733333333" calcext:value-type="percentage">
            <text:p>73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025" calcext:value-type="percentage">
            <text:p>60.25%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746683333333" calcext:value-type="percentage">
            <text:p>74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025" calcext:value-type="percentage">
            <text:p>60.25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755016666667" calcext:value-type="percentage">
            <text:p>75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1" calcext:value-type="percentage">
            <text:p>61.00%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755" calcext:value-type="percentage">
            <text:p>75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158" calcext:value-type="percentage">
            <text:p>61.58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533" calcext:value-type="percentage">
            <text:p>85.33%</text:p>
          </table:table-cell>
          <table:table-cell office:value-type="percentage" office:value="0.8633" calcext:value-type="percentage">
            <text:p>86.33%</text:p>
          </table:table-cell>
          <table:table-cell office:value-type="percentage" office:value="0.755833333333" calcext:value-type="percentage">
            <text:p>75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367" calcext:value-type="percentage">
            <text:p>63.67%</text:p>
          </table:table-cell>
          <table:table-cell office:value-type="percentage" office:value="0.6767" calcext:value-type="percentage">
            <text:p>67.6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517" calcext:value-type="percentage">
            <text:p>85.17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76975" calcext:value-type="percentage">
            <text:p>76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4" calcext:value-type="percentage">
            <text:p>64.0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77265" calcext:value-type="percentage">
            <text:p>77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592" calcext:value-type="percentage">
            <text:p>65.9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780566666667" calcext:value-type="percentage">
            <text:p>78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375" calcext:value-type="percentage">
            <text:p>63.75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772366666667" calcext:value-type="percentage">
            <text:p>77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55" calcext:value-type="percentage">
            <text:p>65.50%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783633333333" calcext:value-type="percentage">
            <text:p>78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58" calcext:value-type="percentage">
            <text:p>67.58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775" calcext:value-type="percentage">
            <text:p>77.75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642" calcext:value-type="percentage">
            <text:p>86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88883333333" calcext:value-type="percentage">
            <text:p>78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25" calcext:value-type="percentage">
            <text:p>67.25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786683333333" calcext:value-type="percentage">
            <text:p>78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42" calcext:value-type="percentage">
            <text:p>67.4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17" calcext:value-type="percentage">
            <text:p>77.1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775" calcext:value-type="percentage">
            <text:p>87.75%</text:p>
          </table:table-cell>
          <table:table-cell office:value-type="percentage" office:value="0.78445" calcext:value-type="percentage">
            <text:p>78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7872" calcext:value-type="percentage">
            <text:p>78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0416666667" calcext:value-type="percentage">
            <text:p>79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table:style-name="ce3" office:value-type="percentage" office:value="0.8908" calcext:value-type="percentage">
            <text:p>89.08%</text:p>
          </table:table-cell>
          <table:table-cell office:value-type="percentage" office:value="0.79875" calcext:value-type="percentage">
            <text:p>79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555" calcext:value-type="percentage">
            <text:p>79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793883333333" calcext:value-type="percentage">
            <text:p>79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795016666667" calcext:value-type="percentage">
            <text:p>79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5816666667" calcext:value-type="percentage">
            <text:p>79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795716666667" calcext:value-type="percentage">
            <text:p>79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2933333333" calcext:value-type="percentage">
            <text:p>80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94866666667" calcext:value-type="percentage">
            <text:p>79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02366666667" calcext:value-type="percentage">
            <text:p>80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5416666667" calcext:value-type="percentage">
            <text:p>80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04316666667" calcext:value-type="percentage">
            <text:p>8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04583333333" calcext:value-type="percentage">
            <text:p>80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05016666667" calcext:value-type="percentage">
            <text:p>80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05283333333" calcext:value-type="percentage">
            <text:p>8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office:value-type="percentage" office:value="0.80595" calcext:value-type="percentage">
            <text:p>8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1966666667" calcext:value-type="percentage">
            <text:p>80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07083333333" calcext:value-type="percentage">
            <text:p>80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3616666667" calcext:value-type="percentage">
            <text:p>80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99183333333" calcext:value-type="percentage">
            <text:p>79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195" calcext:value-type="percentage">
            <text:p>80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39" calcext:value-type="percentage">
            <text:p>8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04716666667" calcext:value-type="percentage">
            <text:p>80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798033333333" calcext:value-type="percentage">
            <text:p>79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05966666667" calcext:value-type="percentage">
            <text:p>8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03883333333" calcext:value-type="percentage">
            <text:p>8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03483333333" calcext:value-type="percentage">
            <text:p>80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735" calcext:value-type="percentage">
            <text:p>8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12366666667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12233333333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09466666667" calcext:value-type="percentage">
            <text:p>8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09566666667" calcext:value-type="percentage">
            <text:p>8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8616666667" calcext:value-type="percentage">
            <text:p>80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table:style-name="ce3" office:value-type="percentage" office:value="0.8908" calcext:value-type="percentage">
            <text:p>89.08%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0133333333" calcext:value-type="percentage">
            <text:p>81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table:style-name="ce2"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8" calcext:value-type="percentage">
            <text:p>81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office:value-type="percentage" office:value="0.8104" calcext:value-type="percentage">
            <text:p>8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3616666667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09033333333" calcext:value-type="percentage">
            <text:p>80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0566666667" calcext:value-type="percentage">
            <text:p>81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12666666667" calcext:value-type="percentage">
            <text:p>8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09733333333" calcext:value-type="percentage">
            <text:p>8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4866666667" calcext:value-type="percentage">
            <text:p>80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office:value-type="percentage" office:value="0.809583333333" calcext:value-type="percentage">
            <text:p>8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09733333333" calcext:value-type="percentage">
            <text:p>8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" calcext:value-type="percentage">
            <text:p>71.00%</text:p>
          </table:table-cell>
          <table:table-cell table:style-name="ce2"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11666666667" calcext:value-type="percentage">
            <text:p>81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09033333333" calcext:value-type="percentage">
            <text:p>80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8883333333" calcext:value-type="percentage">
            <text:p>8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09733333333" calcext:value-type="percentage">
            <text:p>8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table:style-name="ce2"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516666667" calcext:value-type="percentage">
            <text:p>8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335" calcext:value-type="percentage">
            <text:p>8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114" calcext:value-type="percentage">
            <text:p>81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2366666667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433333333" calcext:value-type="percentage">
            <text:p>81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15" calcext:value-type="percentage">
            <text:p>81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933333333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083333333" calcext:value-type="percentage">
            <text:p>8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783333333" calcext:value-type="percentage">
            <text:p>81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10683333333" calcext:value-type="percentage">
            <text:p>8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666666667" calcext:value-type="percentage">
            <text:p>81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085" calcext:value-type="percentage">
            <text:p>8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5" calcext:value-type="percentage">
            <text:p>8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5" calcext:value-type="percentage">
            <text:p>8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7" calcext:value-type="percentage">
            <text:p>8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357" calcext:value-type="float">
            <text:p>1227.357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4" calcext:value-type="float">
            <text:p>2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464" calcext:value-type="float">
            <text:p>1227.464</text:p>
          </table:table-cell>
          <table:table-cell office:value-type="float" office:value="1262.174" calcext:value-type="float">
            <text:p>1262.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466666667" calcext:value-type="percentage">
            <text:p>81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5" calcext:value-type="float">
            <text:p>215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06" calcext:value-type="float">
            <text:p>1227.206</text:p>
          </table:table-cell>
          <table:table-cell office:value-type="float" office:value="1262.465" calcext:value-type="float">
            <text:p>1262.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6" calcext:value-type="float">
            <text:p>2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112" calcext:value-type="float">
            <text:p>1227.112</text:p>
          </table:table-cell>
          <table:table-cell office:value-type="float" office:value="1262.905" calcext:value-type="float">
            <text:p>1262.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7" calcext:value-type="float">
            <text:p>21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242" calcext:value-type="float">
            <text:p>1227.242</text:p>
          </table:table-cell>
          <table:table-cell office:value-type="float" office:value="1262.671" calcext:value-type="float">
            <text:p>1262.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8" calcext:value-type="float">
            <text:p>21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13" calcext:value-type="float">
            <text:p>1227.213</text:p>
          </table:table-cell>
          <table:table-cell office:value-type="float" office:value="1263.728" calcext:value-type="float">
            <text:p>1263.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983333333" calcext:value-type="percentage">
            <text:p>8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9" calcext:value-type="float">
            <text:p>21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143" calcext:value-type="float">
            <text:p>1227.143</text:p>
          </table:table-cell>
          <table:table-cell office:value-type="float" office:value="1261.696" calcext:value-type="float">
            <text:p>1261.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466666667" calcext:value-type="percentage">
            <text:p>81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0" calcext:value-type="float">
            <text:p>220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881" calcext:value-type="float">
            <text:p>1226.881</text:p>
          </table:table-cell>
          <table:table-cell office:value-type="float" office:value="1262.968" calcext:value-type="float">
            <text:p>1262.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641" calcext:value-type="float">
            <text:p>1226.641</text:p>
          </table:table-cell>
          <table:table-cell office:value-type="float" office:value="1263.684" calcext:value-type="float">
            <text:p>1263.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35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2" calcext:value-type="float">
            <text:p>22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889" calcext:value-type="float">
            <text:p>1226.889</text:p>
          </table:table-cell>
          <table:table-cell office:value-type="float" office:value="1262.432" calcext:value-type="float">
            <text:p>1262.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3" calcext:value-type="float">
            <text:p>223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1262.807" calcext:value-type="float">
            <text:p>1262.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4" calcext:value-type="float">
            <text:p>22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262.512" calcext:value-type="float">
            <text:p>1262.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5" calcext:value-type="float">
            <text:p>22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24" calcext:value-type="float">
            <text:p>1226.724</text:p>
          </table:table-cell>
          <table:table-cell office:value-type="float" office:value="1262.819" calcext:value-type="float">
            <text:p>1262.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666666667" calcext:value-type="percentage">
            <text:p>81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6" calcext:value-type="float">
            <text:p>22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599" calcext:value-type="float">
            <text:p>1226.599</text:p>
          </table:table-cell>
          <table:table-cell office:value-type="float" office:value="1263.175" calcext:value-type="float">
            <text:p>1263.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7" calcext:value-type="float">
            <text:p>227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727" calcext:value-type="float">
            <text:p>1226.727</text:p>
          </table:table-cell>
          <table:table-cell office:value-type="float" office:value="1263.09" calcext:value-type="float">
            <text:p>1263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866666667" calcext:value-type="percentage">
            <text:p>81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8" calcext:value-type="float">
            <text:p>22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195" calcext:value-type="float">
            <text:p>1226.195</text:p>
          </table:table-cell>
          <table:table-cell office:value-type="float" office:value="1264.044" calcext:value-type="float">
            <text:p>1264.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085" calcext:value-type="percentage">
            <text:p>8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343" calcext:value-type="float">
            <text:p>1226.343</text:p>
          </table:table-cell>
          <table:table-cell office:value-type="float" office:value="1263.555" calcext:value-type="float">
            <text:p>1263.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0" calcext:value-type="float">
            <text:p>23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111" calcext:value-type="float">
            <text:p>1226.111</text:p>
          </table:table-cell>
          <table:table-cell office:value-type="float" office:value="1261.994" calcext:value-type="float">
            <text:p>1261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198" calcext:value-type="float">
            <text:p>1226.198</text:p>
          </table:table-cell>
          <table:table-cell office:value-type="float" office:value="1264.288" calcext:value-type="float">
            <text:p>1264.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2" calcext:value-type="float">
            <text:p>23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5.544" calcext:value-type="float">
            <text:p>1225.544</text:p>
          </table:table-cell>
          <table:table-cell office:value-type="float" office:value="1263.273" calcext:value-type="float">
            <text:p>1263.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08" calcext:value-type="percentage">
            <text:p>72.0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5.984" calcext:value-type="float">
            <text:p>1225.984</text:p>
          </table:table-cell>
          <table:table-cell office:value-type="float" office:value="1262.221" calcext:value-type="float">
            <text:p>1262.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4" calcext:value-type="float">
            <text:p>23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239" calcext:value-type="float">
            <text:p>1226.239</text:p>
          </table:table-cell>
          <table:table-cell office:value-type="float" office:value="1262.246" calcext:value-type="float">
            <text:p>1262.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483333333" calcext:value-type="percentage">
            <text:p>81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35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16666667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33333333" calcext:value-type="percentage">
            <text:p>81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35" calcext:value-type="percentage">
            <text:p>8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35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5" calcext:value-type="percentage">
            <text:p>8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9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33333333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15" calcext:value-type="percentage">
            <text:p>81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4316666667" calcext:value-type="percentage">
            <text:p>81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1533333333" calcext:value-type="percentage">
            <text:p>8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516666667" calcext:value-type="percentage">
            <text:p>8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266666667" calcext:value-type="percentage">
            <text:p>81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16666667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166666667" calcext:value-type="percentage">
            <text:p>81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2083333333" calcext:value-type="percentage">
            <text:p>8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style-name="ce4" office:value-type="percentage" office:value="0.815983333333" calcext:value-type="percentage">
            <text:p>8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583333333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4033333333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5" calcext:value-type="percentage">
            <text:p>8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.7233" calcext:value-type="percentage">
            <text:p>72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3" calcext:value-type="percentage">
            <text:p>81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5" calcext:value-type="percentage">
            <text:p>8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5266666667" calcext:value-type="percentage">
            <text:p>81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4433333333" calcext:value-type="percentage">
            <text:p>81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16666667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7"/>
          <table:table-cell/>
          <table:table-cell office:value-type="string" calcext:value-type="string">
            <text:p>opt. combination</text:p>
          </table:table-cell>
        </table:table-row>
        <table:table-row table:style-name="ro1">
          <table:table-cell table:number-columns-repeated="7"/>
          <table:table-cell table:style-name="Default" table:number-columns-repeated="7"/>
          <table:table-cell/>
          <table:table-cell table:style-name="ce1" table:formula="of:=AVERAGE([.H327:.M327])" office:value-type="percentage" office:value="0.8204" calcext:value-type="percentage">
            <text:p>82.04%</text:p>
          </table:table-cell>
        </table:table-row>
        <table:table-row table:style-name="ro1">
          <table:table-cell table:number-columns-repeated="2"/>
          <table:table-cell table:formula="of:=SUM([.C2:.C323])/(3600*24)" office:value-type="float" office:value="18.0503865740741" calcext:value-type="float">
            <text:p>18.0503865741</text:p>
          </table:table-cell>
          <table:table-cell table:number-columns-repeated="4"/>
          <table:table-cell table:formula="of:=MAX([.H1:.H323])" office:value-type="percentage" office:value="0.7233" calcext:value-type="percentage">
            <text:p>72.33%</text:p>
          </table:table-cell>
          <table:table-cell table:formula="of:=MAX([.I1:.I323])" office:value-type="percentage" office:value="0.7625" calcext:value-type="percentage">
            <text:p>76.25%</text:p>
          </table:table-cell>
          <table:table-cell table:formula="of:=MAX([.J1:.J323])" office:value-type="percentage" office:value="0.8075" calcext:value-type="percentage">
            <text:p>80.75%</text:p>
          </table:table-cell>
          <table:table-cell table:formula="of:=MAX([.K1:.K323])" office:value-type="percentage" office:value="0.8483" calcext:value-type="percentage">
            <text:p>84.83%</text:p>
          </table:table-cell>
          <table:table-cell table:formula="of:=MAX([.L1:.L323])" office:value-type="percentage" office:value="0.89" calcext:value-type="percentage">
            <text:p>89.00%</text:p>
          </table:table-cell>
          <table:table-cell table:formula="of:=MAX([.M1:.M323])" office:value-type="percentage" office:value="0.8908" calcext:value-type="percentage">
            <text:p>89.08%</text:p>
          </table:table-cell>
          <table:table-cell table:formula="of:=MAX([.N1:.N323])" office:value-type="percentage" office:value="0.815983333333" calcext:value-type="percentage">
            <text:p>81.60%</text:p>
          </table:table-cell>
          <table:table-cell office:value-type="string" calcext:value-type="string">
            <text:p>ma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1:32:06.190579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6-24T12:03:49.195711117</dc:date>
    <meta:editing-duration>PT34M18S</meta:editing-duration>
    <meta:editing-cycles>6</meta:editing-cycles>
    <meta:document-statistic meta:table-count="1" meta:cell-count="3287" meta:object-count="0"/>
  </office:meta>
</office:document-meta>
</file>